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JERCICIOS COMPONENTES HARDWARE</text:p>
      <text:p text:style-name="Normal"><text:tab/></text:p>
      <text:p text:style-name="Normal">9:<text:s/></text:p>
      <text:p text:style-name="Normal">Disco principal de un PC que contenga el SO: Disco duro ssd M.2 nvme</text:p>
      <text:p text:style-name="Normal">Instalar videojuegos de última generación: Disco duro ssd M.2 nvme</text:p>
      <text:p text:style-name="Normal">Guardar datos que ocupan mucho y que rara vez accedes a ellos: Cinta electromagnética<text:s/></text:p>
      <text:p text:style-name="Normal">Guardar fotos de tus viajes: Disco duro HDD</text:p>
      <text:p text:style-name="Normal">Guardar una copia de seguridad de todos tus datos: Disco duro HDD</text:p>
      <text:p text:style-name="Normal"/>
      <text:p text:style-name="Normal">10:</text:p>
      <text:p text:style-name="Normal">HDD:<text:tab/><text:tab/><text:tab/><text:tab/><text:s text:c="6"/>SSD:</text:p>
      <text:p text:style-name="Normal">Precio asequible <text:s text:c="2"/><text:tab/><text:tab/>| <text:s text:c="3"/>Precio relativamente elevado</text:p>
      <text:p text:style-name="Normal">Velocidad estándar de lectura <text:s text:c="3"/>| <text:s text:c="3"/>Velocidad rápida de lectura</text:p>
      <text:p text:style-name="Normal">Velocidad decente de escritura <text:s/>| <text:s text:c="3"/>Velocidad rápida de escritura</text:p>
      <text:p text:style-name="Normal"/>
      <text:p text:style-name="Normal">11:</text:p>
      <text:p text:style-name="Normal">SSD:<text:tab/><text:tab/><text:tab/><text:tab/><text:s text:c="7"/>SSD M.2:</text:p>
      <text:p text:style-name="Normal">Precio elevado<text:tab/><text:tab/><text:tab/><text:s text:c="2"/>| <text:s text:c="2"/>Precio un poco más elevado</text:p>
      <text:p text:style-name="Normal">Velocidad rápida de lectura<text:tab/><text:s text:c="2"/>| <text:s text:c="2"/>Velocidad más rápida de lectura</text:p>
      <text:p text:style-name="Normal">Velocidad rápida de escritura<text:tab/><text:s text:c="2"/>| <text:s text:c="2"/>Velocidad más rápida de escritura</text:p>
      <text:p text:style-name="Normal"/>
      <text:p text:style-name="Normal">12:</text:p>
      <text:p text:style-name="Normal">Tenían un disco HDD estándar de 500GB o 1TB. Las consolas de nueva generación traen SSD M.2 nvme del mismo espacio de almacenamiento, lo que permite mucha más<text:s/>velocidad. Con respecto al cambio de HDD a SSD con el cambio de generación es un salto muy importante a la hora de funcionar principalmente en una consola ya que carga y abre los juegos mucho más rápido.</text:p>
      <text:p text:style-name="Normal"/>
      <text:p text:style-name="Normal">13:</text:p>
      <text:p text:style-name="Normal">Al tener el mismo tipo de conexión se podría cambiar el original HDD de la PS4 por un SSD que debería tener más o el mismo almacenamiento que el disco anterior.</text:p>
      <text:p text:style-name="Normal"/>
      <text:p text:style-name="Normal"><text:tab/></text:p>
      <text:soft-page-break/>
      <text:p text:style-name="Normal">14:<text:s/></text:p>
      <text:p text:style-name="Normal">La tecnología RAID es una tecnología que se utiliza para interconectar muchos discos duros principalmente de estado sólido de forma que tengas un almacenamiento con muchísima más capacidad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4-10-02T15:13:00Z</meta:creation-date>
    <dc:date>2024-10-02T16:52:00Z</dc:date>
    <meta:template xlink:href="Normal" xlink:type="simple"/>
    <meta:editing-cycles>1</meta:editing-cycles>
    <meta:editing-duration>PT5940S</meta:editing-duration>
    <meta:document-statistic meta:page-count="2" meta:paragraph-count="3" meta:word-count="235" meta:character-count="1529" meta:row-count="10" meta:non-whitespace-character-count="1297"/>
  </office:meta>
</office:document-meta>
</file>